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6.26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1.481cm"/>
    </style:style>
    <style:style style:name="co9" style:family="table-column">
      <style:table-column-properties fo:break-before="auto" style:column-width="14.3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table table:name="Op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Bugs in maucisynth</text:p>
          </table:table-cell>
          <table:table-cell table:number-columns-repeated="5"/>
        </table:table-row>
        <table:table-row table:style-name="ro1">
          <table:table-cell table:style-name="ce2" office:value-type="string">
            <text:p>Next ID</text:p>
          </table:table-cell>
          <table:table-cell table:style-name="ce3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wtooth and pulse waves sound louder than other waveforms. Find optimal amplitude by Fourier analysis.</text:p>
          </table:table-cell>
          <table:table-cell office:value-type="float" office:value="0">
            <text:p>0</text:p>
          </table:table-cell>
          <table:table-cell table:style-name="ce4" office:value-type="date" office:date-value="2012-04-01">
            <text:p>01.04.12</text:p>
          </table:table-cell>
          <table:table-cell/>
          <table:table-cell office:value-type="string">
            <text:p>Lowpass filter can soften this aesthetic problem.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denly worsening cracking with multiple notes playing, finally JACK xrun</text:p>
          </table:table-cell>
          <table:table-cell office:value-type="float" office:value="0">
            <text:p>0</text:p>
          </table:table-cell>
          <table:table-cell table:style-name="ce4" office:value-type="date" office:date-value="2012-04-01">
            <text:p>01.04.12</text:p>
          </table:table-cell>
          <table:table-cell/>
          <table:table-cell office:value-type="string">
            <text:p>This also happens with other JACK software synths like Bristol. Linux kernel with realtime patches, like in Ubuntu Studio, is probably required.</text:p>
          </table:table-cell>
        </table:table-row>
      </table:table>
      <table:table table:name="Fixed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number-columns-repeated="2" table:default-cell-style-name="ce6"/>
        <table:table-row table:style-name="ro1">
          <table:table-cell table:style-name="ce5" office:value-type="string">
            <text:p>Fixed bug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table:style-name="Default" office:value-type="string">
            <text:p>Found</text:p>
          </table:table-cell>
          <table:table-cell table:style-name="Default" office:value-type="string">
            <text:p>Fix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velope: note keeps playing when A=100, R=5, bufferLength=128, fast note on-off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1">
            <text:p>01.04.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 retriggering to work properly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1">
            <text:p>01.04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ready ended notes were retriggered to RELEASE phase at note off</text:p>
          </table:table-cell>
          <table:table-cell office:value-type="float" office:value="4">
            <text:p>4</text:p>
          </table:table-cell>
          <table:table-cell table:number-columns-repeated="2" office:value-type="date" office:date-value="2012-04-04">
            <text:p>04.04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FO initial value was out of range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6">
            <text:p>06.04.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rong initial frequency on lowpass filter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5-06">
            <text:p>06.05.12</text:p>
          </table:table-cell>
        </table:table-row>
      </table:table>
      <table:table table:name="Unknown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Bugs that don't seem appear any more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nOscillator: !(-1 &lt;= angle &lt;= 1) after synthesizeFromWavetable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sh on startup, but only sometimes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 </meta:initial-creator>
    <meta:creation-date>2012-04-01T17:56:12</meta:creation-date>
    <dc:date>2012-05-06T17:09:38</dc:date>
    <meta:editing-duration>PT1H54M19S</meta:editing-duration>
    <meta:editing-cycles>17</meta:editing-cycles>
    <meta:generator>LibreOffice/3.5$Linux_x86 LibreOffice_project/350m1$Build-202</meta:generator>
    <meta:document-statistic meta:table-count="3" meta:cell-count="65" meta:object-count="0"/>
  </office:meta>
</office:document-meta>
</file>